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a664" officeooo:paragraph-rsid="000ca664"/>
    </style:style>
    <style:style style:name="P2" style:family="paragraph" style:parent-style-name="Standard">
      <style:text-properties fo:color="#99ff33" style:text-position="0% 100%" fo:font-style="italic" officeooo:rsid="000ca664" officeooo:paragraph-rsid="000ca664" fo:background-color="#000000" style:font-style-asian="italic" style:font-style-complex="italic"/>
    </style:style>
    <style:style style:name="P3" style:family="paragraph" style:parent-style-name="Standard">
      <style:text-properties fo:color="#99ff33" style:text-position="0% 100%" fo:font-style="italic" officeooo:rsid="000ca664" officeooo:paragraph-rsid="000ca664" fo:background-color="#ffffff" style:font-style-asian="italic" style:font-style-complex="italic"/>
    </style:style>
    <style:style style:name="P4" style:family="paragraph" style:parent-style-name="Standard">
      <style:text-properties fo:color="#000000" fo:font-style="normal" style:text-underline-style="none" officeooo:rsid="000fabc8" officeooo:paragraph-rsid="000fabc8" style:font-style-asian="normal" style:font-style-complex="normal"/>
    </style:style>
    <style:style style:name="P5" style:family="paragraph" style:parent-style-name="Standard">
      <style:text-properties fo:color="#000000" fo:font-style="normal" style:text-underline-style="none" officeooo:rsid="00112773" officeooo:paragraph-rsid="00112773" style:font-style-asian="normal" style:font-style-complex="normal"/>
    </style:style>
    <style:style style:name="P6" style:family="paragraph" style:parent-style-name="Standard">
      <style:text-properties style:text-underline-style="none" officeooo:rsid="000dcba8" officeooo:paragraph-rsid="000dcba8"/>
    </style:style>
    <style:style style:name="P7" style:family="paragraph" style:parent-style-name="Standard">
      <style:text-properties style:text-underline-style="none" officeooo:rsid="000dcba8" officeooo:paragraph-rsid="000fabc8"/>
    </style:style>
    <style:style style:name="P8" style:family="paragraph" style:parent-style-name="Standard">
      <style:text-properties style:text-underline-style="none" officeooo:rsid="000fabc8" officeooo:paragraph-rsid="000fabc8"/>
    </style:style>
    <style:style style:name="P9" style:family="paragraph" style:parent-style-name="Standard">
      <style:text-properties fo:color="#cc3300" style:text-position="0% 100%" fo:font-style="italic" fo:text-shadow="1pt 1pt" style:text-underline-style="solid" style:text-underline-width="auto" style:text-underline-color="font-color" officeooo:rsid="000ca664" officeooo:paragraph-rsid="000ca664" fo:background-color="#ffffff" style:font-style-asian="italic" style:font-style-complex="italic"/>
    </style:style>
    <style:style style:name="P10" style:family="paragraph" style:parent-style-name="Standard">
      <style:text-properties fo:color="#cc3300" fo:font-style="italic" fo:text-shadow="1pt 1pt" style:text-underline-style="solid" style:text-underline-width="auto" style:text-underline-color="font-color" officeooo:rsid="000fabc8" officeooo:paragraph-rsid="000fabc8" style:font-style-asian="italic" style:font-style-complex="italic"/>
    </style:style>
    <style:style style:name="P11" style:family="paragraph" style:parent-style-name="Standard">
      <style:text-properties fo:color="#cc3300" fo:font-style="italic" fo:text-shadow="1pt 1pt" style:text-underline-style="solid" style:text-underline-width="auto" style:text-underline-color="font-color" officeooo:rsid="00112773" officeooo:paragraph-rsid="00112773" style:font-style-asian="italic" style:font-style-complex="italic"/>
    </style:style>
    <style:style style:name="P12" style:family="paragraph" style:parent-style-name="Standard">
      <style:text-properties fo:color="#cc3300" fo:font-style="italic" fo:text-shadow="1pt 1pt" style:text-underline-style="solid" style:text-underline-width="auto" style:text-underline-color="font-color" officeooo:rsid="000dcba8" officeooo:paragraph-rsid="000dcba8" style:font-style-asian="italic" style:font-style-complex="italic"/>
    </style:style>
    <style:style style:name="P13" style:family="paragraph" style:parent-style-name="Standard">
      <style:text-properties fo:color="#cc3300" fo:font-style="italic" fo:text-shadow="1pt 1pt" style:text-underline-style="solid" style:text-underline-width="auto" style:text-underline-color="font-color" officeooo:rsid="000dcba8" officeooo:paragraph-rsid="000fabc8" style:font-style-asian="italic" style:font-style-complex="italic"/>
    </style:style>
    <style:style style:name="P14" style:family="paragraph" style:parent-style-name="Standard">
      <style:text-properties fo:text-shadow="1pt 1pt" officeooo:rsid="000dcba8" officeooo:paragraph-rsid="000fabc8"/>
    </style:style>
    <style:style style:name="P15" style:family="paragraph">
      <style:paragraph-properties fo:text-align="center"/>
    </style:style>
    <style:style style:name="P16" style:family="paragraph">
      <loext:graphic-properties draw:fill="none" draw:fill-color="#ffffff"/>
      <style:paragraph-properties fo:text-align="center"/>
      <style:text-properties fo:color="#ff3300" style:text-outline="true" fo:font-size="14pt" fo:text-shadow="1pt 1pt" style:font-size-asian="14pt" style:font-size-complex="14pt"/>
    </style:style>
    <style:style style:name="T1" style:family="text">
      <style:text-properties fo:background-color="#ffffff" loext:char-shading-value="0"/>
    </style:style>
    <style:style style:name="T2" style:family="text">
      <style:text-properties fo:color="#0066ff"/>
    </style:style>
    <style:style style:name="T3" style:family="text">
      <style:text-properties fo:color="#0066ff" fo:background-color="#ffffff" loext:char-shading-value="0"/>
    </style:style>
    <style:style style:name="T4" style:family="text">
      <style:text-properties fo:color="#0066ff" fo:background-color="#6600ff" loext:char-shading-value="0"/>
    </style:style>
    <style:style style:name="T5" style:family="text">
      <style:text-properties fo:color="#ff0000"/>
    </style:style>
    <style:style style:name="T6" style:family="text">
      <style:text-properties fo:color="#ff0000" fo:background-color="#ffffff" loext:char-shading-value="0"/>
    </style:style>
    <style:style style:name="T7" style:family="text">
      <style:text-properties fo:color="#99ff33" style:text-position="0% 100%" fo:font-style="italic" fo:background-color="#ff6600" loext:char-shading-value="0" style:font-style-asian="italic" style:font-style-complex="italic"/>
    </style:style>
    <style:style style:name="T8" style:family="text">
      <style:text-properties officeooo:rsid="000dcba8"/>
    </style:style>
    <style:style style:name="T9" style:family="text">
      <style:text-properties fo:color="#cc3300" fo:font-style="italic" style:text-underline-style="solid" style:text-underline-width="auto" style:text-underline-color="font-color" officeooo:rsid="000fabc8" style:font-style-asian="italic" style:font-style-complex="italic"/>
    </style:style>
    <style:style style:name="T10" style:family="text">
      <style:text-properties officeooo:rsid="000fabc8"/>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12773"/>
    </style:style>
    <style:style style:name="T14" style:family="text">
      <style:text-properties fo:color="#800000" fo:background-color="#6600ff" loext:char-shading-value="0"/>
    </style:style>
    <style:style style:name="T15" style:family="text">
      <style:text-properties fo:color="#330099" fo:background-color="#6600ff" loext:char-shading-value="0"/>
    </style:style>
    <style:style style:name="T16" style:family="text">
      <style:text-properties fo:color="#330099" fo:background-color="#ffffff" loext:char-shading-value="0"/>
    </style:style>
    <style:style style:name="T17" style:family="text">
      <style:text-properties fo:color="#ff3300" style:text-outline="true" fo:font-size="18pt" fo:text-shadow="1pt 1pt" style:font-size-asian="18pt" style:font-size-complex="18pt"/>
    </style:style>
    <style:style style:name="gr1" style:family="graphic">
      <style:graphic-properties draw:stroke="none" svg:stroke-color="#000000" draw:fill="none" draw:fill-color="#ffffff" fo:min-height="1.10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0" draw:name="Shape1" draw:style-name="gr1" draw:text-style-name="P16" svg:width="5.458cm" svg:height="1.108cm" svg:x="5.043cm" svg:y="-1.64cm"><draw:text-box><text:p text:style-name="P15"><text:span text:style-name="T17">ABSTRACT</text:span></text:p></draw:text-box></draw:frame><text:span text:style-name="T6">NAME </text:span><text:span text:style-name="T3">:Y.Vishnu Vardhan Reddy</text:span><text:span text:style-name="T1"> </text:span></text:p>
      <text:p text:style-name="P3"><text:span text:style-name="T5">ROLL NO</text:span><text:span text:style-name="T2"> :19731A04I2</text:span></text:p>
      <text:p text:style-name="P3"><text:span text:style-name="T5">SECTION</text:span> <text:span text:style-name="T2">:Henry</text:span></text:p>
      <text:p text:style-name="P3"><text:span text:style-name="T5">DEPARTMENT</text:span><text:span text:style-name="T2"> :ECE</text:span></text:p>
      <text:p text:style-name="P2"><text:span text:style-name="T6">TOPIC</text:span><text:span text:style-name="T1"> </text:span><text:span text:style-name="T16">:MEMS SENSOR</text:span></text:p>
      <text:p text:style-name="P9">INTRODUCTION:</text:p>
      <text:p text:style-name="P1"><text:span text:style-name="T7">MEMS-(Micro-electro-mechanical-system):</text:span>As the name infers, Micro-electro-mechanical-Systems(MEMS) is the innovationthat consolidates electrical and mechanical frameworks at a miniaturized scale.Basically, any gadget created utilizing photograph lithography-based procedures with micrometer (1μm=10−6m) scale highlights that use both electrical and mechanical capacities could be viewed as MEMS.</text:p>
      <text:p text:style-name="P14"><text:span text:style-name="T9">TYPES OF GYROSCOPIC SENSORS :</text:span></text:p>
      <text:p text:style-name="P4">1.Vibrating Gyroscopes : </text:p>
      <text:p text:style-name="P4"><text:tab/><text:tab/>Based on 1.‘<text:span text:style-name="T11">Coriolis effect</text:span> (linear vibrating gyroscopes)’ </text:p>
      <text:p text:style-name="P4"><text:tab/><text:tab/><text:tab/> <text:s text:c="3"/>2.‘<text:span text:style-name="T11">Gyroscopic Precission</text:span> (torsional vibrating guroscopes)’</text:p>
      <text:p text:style-name="P4">2.Optical Gyroscopes :</text:p>
      <text:p text:style-name="P4"><text:tab/><text:tab/>Based on ‘<text:span text:style-name="T11">Sagnac Effect</text:span><text:span text:style-name="T12">’</text:span></text:p>
      <text:p text:style-name="P4"><text:span text:style-name="T12">MEMS is generally Vibrating Gyroscope.</text:span> </text:p>
      <text:p text:style-name="P13">APPLICATIONS:</text:p>
      <text:p text:style-name="P6">■ This is MEMS gyroscope used in iPhone 4.</text:p>
      <text:p text:style-name="P6">■ Used in input devices , Gaming and virtual reality devices.</text:p>
      <text:p text:style-name="P6">■ Motion control with MMI (man-machine interface).</text:p>
      <text:p text:style-name="P6">■ GPS navigation systems.</text:p>
      <text:p text:style-name="P6">■ Appliances and robotics.</text:p>
      <text:p text:style-name="P12">WORKING OF <text:span text:style-name="T10">(</text:span>L3G4200D<text:span text:style-name="T10">)</text:span> MEMS GYROSCOPE (x, y, z axis):</text:p>
      <text:p text:style-name="P6">1) It consists of ‘four proof mass’ in the shape of a trapezium which lie in XY- plane.</text:p>
      <text:p text:style-name="P6">2) It consists of 3 pairs of sense-modes in order to measure angular velocity in three axis x, y and z.</text:p>
      <text:p text:style-name="P6">3) It has a drive-mode that will vibrate the 4 proof masses in and out.</text:p>
      <text:p text:style-name="P6">4) <text:span text:style-name="Drop_20_Caps">Measuring the X-axis rotation</text:span>(PITCH).</text:p>
      <text:p text:style-name="P7">5) <text:span text:style-name="Drop_20_Caps">Measuring the </text:span><text:span text:style-name="Drop_20_Caps"><text:span text:style-name="T10">Y</text:span></text:span><text:span text:style-name="Drop_20_Caps">-axis rotation</text:span>(<text:span text:style-name="T10">ROLL)</text:span>.</text:p>
      <text:p text:style-name="P8">6) <text:span text:style-name="Drop_20_Caps"><text:span text:style-name="T8">Measuring the </text:span></text:span><text:span text:style-name="Drop_20_Caps">Z</text:span><text:span text:style-name="Drop_20_Caps"><text:span text:style-name="T8">-axis rotation</text:span></text:span><text:span text:style-name="T8">(</text:span>YAW<text:span text:style-name="T8">).</text:span></text:p>
      <text:p text:style-name="P10">SPECIFICATIONS:</text:p>
      <text:p text:style-name="P4">• L3G4200D has a full scale -- (+250/+500/+2000dps(degrees per second))</text:p>
      <text:p text:style-name="P4">• I 2 C/SPI digital output interface</text:p>
      <text:p text:style-name="P4">• Data output -- (16 bits)</text:p>
      <text:p text:style-name="P4">• Temperature -- (8 bits)</text:p>
      <text:p text:style-name="P4">• Two digital output lines -- (interrupt and data ready)</text:p>
      <text:p text:style-name="P4">• Integrated low- and high-pass filters -- (user selectable bandwidth)</text:p>
      <text:p text:style-name="P4">• Wide supply voltage -- (2.4 V to 3.6 V)</text:p>
      <text:p text:style-name="P4">• Embedded power-down and sleep mode</text:p>
      <text:p text:style-name="P4">• Embedded temperature sensor</text:p>
      <text:p text:style-name="P4">• High shock survivability</text:p>
      <text:p text:style-name="P4">• Extended operating temperature range -- (-40 °C to +85 °C)</text:p>
      <text:p text:style-name="P4">• Low voltage compatible IOs -- 1.8 V</text:p>
      <text:p text:style-name="P11">CONCLUSION:</text:p>
      <text:p text:style-name="P5">MEMS Gyroscope works based on the physical phenomenon called “Coriolis effect”.It is effect caused by Coriolis force which is an inertial or fictitious force that acts on objects that are in motion within a frame of reference that rotates with respect to an inertial frame.</text:p>
      <text:p text:style-name="P5">The basic components present in MEMS Gyroscopes are :</text:p>
      <text:p text:style-name="P5">1.Proof mass (a freely movable mass)</text:p>
      <text:p text:style-name="P5">2.Drivers (which vibrate the proof mass)- by electrostatic forces </text:p>
      <text:p text:style-name="P5">3. Sense-mode (senses the Coriolis force as a change in capacitance.</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3:23:29.520552505</meta:creation-date>
    <dc:date>2020-04-01T14:09:51.891528317</dc:date>
    <meta:editing-duration>PT8M3S</meta:editing-duration>
    <meta:editing-cycles>1</meta:editing-cycles>
    <meta:document-statistic meta:table-count="0" meta:image-count="0" meta:object-count="0" meta:page-count="2" meta:paragraph-count="46" meta:word-count="375" meta:character-count="2451" meta:non-whitespace-character-count="2106"/>
    <meta:generator>LibreOffice/5.1.6.2$Linux_X86_64 LibreOffice_project/10m0$Build-2</meta:generator>
  </office:meta>
</office:document-meta>
</file>